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5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6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537b" officeooo:paragraph-rsid="000a537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0b31f8" officeooo:paragraph-rsid="000b31f8"/>
    </style:style>
    <style:style style:name="P9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0b4873" style:font-size-asian="12pt" style:font-size-complex="12pt"/>
    </style:style>
    <style:style style:name="P12" style:family="paragraph" style:parent-style-name="Standard">
      <style:paragraph-properties fo:text-align="end" style:justify-single-word="false"/>
      <style:text-properties officeooo:rsid="000bf906" officeooo:paragraph-rsid="000bf906"/>
    </style:style>
    <style:style style:name="P13" style:family="paragraph" style:parent-style-name="Standard">
      <style:paragraph-properties fo:text-align="start" style:justify-single-word="false"/>
      <style:text-properties officeooo:rsid="000bf906" officeooo:paragraph-rsid="000bf906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0bf906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fo:font-size="10pt" fo:font-weight="normal" officeooo:paragraph-rsid="000bf906" fo:background-color="#ffffff" style:font-size-asian="10pt" style:font-size-complex="10pt"/>
    </style:style>
    <style:style style:name="P17" style:family="paragraph" style:parent-style-name="Standard">
      <style:paragraph-properties fo:line-height="100%"/>
      <style:text-properties fo:color="#000000" loext:opacity="100%" fo:font-size="10pt" fo:font-weight="normal" fo:background-color="#ffffff" style:font-size-asian="10pt" style:font-size-complex="10pt"/>
    </style:style>
    <style:style style:name="P18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officeooo:paragraph-rsid="000bf906" fo:background-color="#ffffff" style:font-size-asian="8pt" style:font-size-complex="8pt"/>
    </style:style>
    <style:style style:name="P20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T1" style:family="text">
      <style:text-properties officeooo:rsid="000a5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873" style:font-weight-asian="bold" style:font-weight-complex="bold"/>
    </style:style>
    <style:style style:name="T4" style:family="text">
      <style:text-properties officeooo:rsid="000b31f8"/>
    </style:style>
    <style:style style:name="T5" style:family="text">
      <style:text-properties officeooo:rsid="000b4873"/>
    </style:style>
    <style:style style:name="T6" style:family="text">
      <style:text-properties officeooo:rsid="000bf9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1">5</text:span></text:p>
      <text:p text:style-name="P1">По дисциплине “Операционные системы”</text:p>
      <text:p text:style-name="P1">Тема: “<text:span text:style-name="T1">Ввод/вывод</text:span>”</text:p>
      <text:p text:style-name="Standard"/>
      <text:p text:style-name="Standard"/>
      <text:p text:style-name="Standard"/>
      <text:p text:style-name="Standard"/>
      <text:p text:style-name="P3"/>
      <text:p text:style-name="P3">Выполнил:</text:p>
      <text:p text:style-name="P3">Студент 2 курса</text:p>
      <text:p text:style-name="P3">Группы ИИ-21</text:p>
      <text:p text:style-name="P12">Корнейчук А.И.</text:p>
      <text:p text:style-name="P3">Проверил:</text:p>
      <text:p text:style-name="P3">Козинский А.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2</text:p>
      <text:p text:style-name="P4"><text:soft-page-break/><text:span text:style-name="T2">Цел работы:</text:span> изучить стандартные потоки вывода и ввода.</text:p>
      <text:p text:style-name="P13">Вариант 6</text:p>
      <text:p text:style-name="P7">Ход работы:</text:p>
      <text:p text:style-name="P4">Задание 1</text:p>
      <text:p text:style-name="P2">Написать программу, которая получает со стандартного потока ввода список</text:p>
      <text:p text:style-name="P2">активных процессов, и выводит в стандартный поток вывода процессы только с четными PID,</text:p>
      <text:p text:style-name="P2">добавив к имени процессов любое число. Протестировать с использованием конвейеров в</text:p>
      <text:p text:style-name="P2">различных комбинациях вашей программы и команд ps, sort, head, tail</text:p>
      <text:p text:style-name="P2"/>
      <text:p text:style-name="P8">Файл <text:span text:style-name="T6">file</text:span>.txt:</text:p>
      <text:p text:style-name="P15"><text:span text:style-name="Source_20_Text"><text:span text:style-name="T6">Meet</text:span></text:span></text:p>
      <text:p text:style-name="P15"><text:span text:style-name="Source_20_Text"><text:span text:style-name="T6">Код:</text:span></text:span></text:p>
      <text:p text:style-name="P16"><text:a xlink:type="simple" xlink:href="tg://search_hashtag?hashtag=include" text:style-name="Internet_20_link" text:visited-style-name="Visited_20_Internet_20_Link"><text:span text:style-name="Source_20_Text">#include</text:span></text:a><text:span text:style-name="Source_20_Text"> &lt;stdio.h&gt; </text:span></text:p>
      <text:p text:style-name="P16"><text:span text:style-name="Source_20_Text">int main() { </text:span></text:p>
      <text:p text:style-name="P16"><text:span text:style-name="Source_20_Text">int PID; </text:span></text:p>
      <text:p text:style-name="P16"><text:span text:style-name="Source_20_Text">char s[100]; </text:span></text:p>
      <text:p text:style-name="P16"><text:span text:style-name="Source_20_Text">while (fgets (s, 99, stdin)) { </text:span></text:p>
      <text:p text:style-name="P16"><text:span text:style-name="Source_20_Text">sscanf (s, "%d", &amp;PID); </text:span></text:p>
      <text:p text:style-name="P16"><text:span text:style-name="Source_20_Text">if (!(PID%2)) printf("%s", s); </text:span></text:p>
      <text:p text:style-name="P16"><text:span text:style-name="Source_20_Text"><text:span text:style-name="T6">}</text:span></text:span></text:p>
      <text:p text:style-name="P16"><text:span text:style-name="Source_20_Text"><text:span text:style-name="T6">}</text:span></text:span></text:p>
      <text:p text:style-name="P2"/>
      <text:p text:style-name="P2"/>
      <text:p text:style-name="P4">Задание 2</text:p>
      <text:p text:style-name="P2">Откройте любой текстовый файл и добавляйте в стандартном выводе </text:p>
      <text:p text:style-name="P2">процессов не число, а слово из этого файла.</text:p>
      <text:p text:style-name="P13">Код:</text:p>
      <text:p text:style-name="P2"/>
      <text:p text:style-name="P19"><text:a xlink:type="simple" xlink:href="tg://search_hashtag?hashtag=include" office:target-frame-name="_blank" xlink:show="new" text:style-name="Internet_20_link" text:visited-style-name="Visited_20_Internet_20_Link">#include</text:a> &lt;stdio.h&gt; </text:p>
      <text:p text:style-name="P19">int main() { </text:p>
      <text:p text:style-name="P19">int PID; </text:p>
      <text:p text:style-name="P19">char s[100]; </text:p>
      <text:p text:style-name="P19">char z[100]; </text:p>
      <text:p text:style-name="P19">while (fgets (s, 99, stdin)) { </text:p>
      <text:p text:style-name="P19">sscanf (s, "%d", &amp;PID); if (!(PID%2)) </text:p>
      <text:p text:style-name="P19">printf("%s", s); </text:p>
      <text:p text:style-name="P19">FILE * f; </text:p>
      <text:p text:style-name="P19">f = fopen("file.txt", "r"); </text:p>
      <text:p text:style-name="P19">if(f != NULL){ </text:p>
      <text:p text:style-name="P19">fgets(z, 5, f); </text:p>
      <text:p text:style-name="P19">printf("%s", z); </text:p>
      <text:p text:style-name="P19">} </text:p>
      <text:p text:style-name="P19">fclose(f); </text:p>
      <text:p text:style-name="P19">} </text:p>
      <text:p text:style-name="P19">}</text:p>
      <text:p text:style-name="P2"/>
      <text:p text:style-name="P9"><text:span text:style-name="Source_20_Text">gcc </text:span><text:span text:style-name="Source_20_Text"><text:span text:style-name="T6">1</text:span></text:span><text:span text:style-name="Source_20_Text">.c -o </text:span><text:span text:style-name="Source_20_Text"><text:span text:style-name="T6">1</text:span></text:span></text:p>
      <text:p text:style-name="P9"><text:span text:style-name="Source_20_Text"><text:span text:style-name="T6">ps -A -o pid,fname | </text:span></text:span><text:span text:style-name="Source_20_Text">./task2</text:span></text:p>
      <text:p text:style-name="P10"><text:span text:style-name="Source_20_Text"/></text:p>
      <text:p text:style-name="P10"><text:span text:style-name="Source_20_Text"/></text:p>
      <text:p text:style-name="P11"><text:span text:style-name="T3">Вывод:</text:span><text:span text:style-name="T5"> </text:span><text:span text:style-name="T1">изучи</text:span><text:span text:style-name="T5">л</text:span><text:span text:style-name="T1"> стандартные потоки вывода и вво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55:14.338755716</meta:creation-date>
    <dc:date>2022-11-04T14:17:42.864709617</dc:date>
    <meta:editing-duration>PT11M4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58" meta:word-count="202" meta:character-count="1307" meta:non-whitespace-character-count="1139"/>
  </office:meta>
</office:document-meta>
</file>